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991cm" fo:margin-top="0cm" fo:margin-bottom="0cm" table:align="center" style:writing-mode="lr-tb"/>
    </style:style>
    <style:style style:name="Table1.A" style:family="table-column">
      <style:table-column-properties style:column-width="7.9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5.991cm" fo:margin-left="-0.191cm" fo:margin-top="0cm" fo:margin-bottom="0cm" table:align="left" style:writing-mode="lr-tb"/>
    </style:style>
    <style:style style:name="Table2.A" style:family="table-column">
      <style:table-column-properties style:column-width="7.99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91cm" fo:margin-left="-0.191cm" fo:margin-top="0cm" fo:margin-bottom="0cm" table:align="left" style:writing-mode="lr-tb"/>
    </style:style>
    <style:style style:name="Table3.A" style:family="table-column">
      <style:table-column-properties style:column-width="5.3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5.988cm" fo:margin-left="-0.191cm" fo:margin-top="0cm" fo:margin-bottom="0cm" table:align="left" style:writing-mode="lr-tb"/>
    </style:style>
    <style:style style:name="Table4.A" style:family="table-column">
      <style:table-column-properties style:column-width="3.99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" style:family="table">
      <style:table-properties style:width="15.991cm" fo:margin-left="-0.191cm" fo:margin-top="0cm" fo:margin-bottom="0cm" table:align="left" style:writing-mode="lr-tb"/>
    </style:style>
    <style:style style:name="Table5.A" style:family="table-column">
      <style:table-column-properties style:column-width="7.99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" style:family="table">
      <style:table-properties style:width="15.991cm" fo:margin-left="-0.191cm" fo:margin-top="0cm" fo:margin-bottom="0cm" table:align="left" style:writing-mode="lr-tb"/>
    </style:style>
    <style:style style:name="Table6.A" style:family="table-column">
      <style:table-column-properties style:column-width="7.996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" style:family="table">
      <style:table-properties style:width="15.991cm" fo:margin-left="-0.191cm" fo:margin-top="0cm" fo:margin-bottom="0cm" table:align="left" style:writing-mode="lr-tb"/>
    </style:style>
    <style:style style:name="Table7.A" style:family="table-column">
      <style:table-column-properties style:column-width="5.33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" style:family="table">
      <style:table-properties style:width="15.988cm" fo:margin-left="-0.191cm" fo:margin-top="0cm" fo:margin-bottom="0cm" table:align="left" style:writing-mode="lr-tb"/>
    </style:style>
    <style:style style:name="Table8.A" style:family="table-column">
      <style:table-column-properties style:column-width="3.997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" style:family="table">
      <style:table-properties style:width="15.991cm" fo:margin-left="-0.191cm" fo:margin-top="0cm" fo:margin-bottom="0cm" table:align="left" style:writing-mode="lr-tb"/>
    </style:style>
    <style:style style:name="Table9.A" style:family="table-column">
      <style:table-column-properties style:column-width="7.996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" style:family="table">
      <style:table-properties style:width="15.991cm" fo:margin-left="-0.191cm" fo:margin-top="0cm" fo:margin-bottom="0cm" table:align="left" style:writing-mode="lr-tb"/>
    </style:style>
    <style:style style:name="Table10.A" style:family="table-column">
      <style:table-column-properties style:column-width="7.996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2e74b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A3" style:family="table-cell">
      <style:table-cell-properties fo:background-color="#deea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2.117cm" fo:margin-bottom="0.353cm" style:contextual-spacing="false" fo:text-align="center" style:justify-single-word="false"/>
      <style:text-properties fo:color="#1f497d" loext:opacity="100%" fo:font-size="32pt" fo:language="fr" fo:country="FR" fo:font-weight="bold" style:font-size-asian="32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2e74b5" loext:opacity="100%"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color="#404040" loext:opacity="100%" fo:font-size="13pt" fo:language="fr" fo:country="FR" fo:font-style="italic" style:font-size-asian="13pt" style:font-style-asian="italic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1" fo:font-size="10pt" fo:language="fr" fo:country="FR" fo:font-weight="bold" style:letter-kerning="false" style:font-name-asian="ＭＳ 明朝" style:font-size-asian="10pt" style:language-asian="en" style:country-asian="US" style:font-weight-asian="bold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1" fo:font-size="10pt" fo:language="fr" fo:country="FR" style:letter-kerning="false" style:font-name-asian="ＭＳ 明朝" style:font-size-asian="10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1" fo:font-size="11pt" fo:language="fr" fo:country="FR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8" style:family="paragraph" style:parent-style-name="Heading_20_1">
      <style:paragraph-properties fo:margin-top="0cm" fo:margin-bottom="0.141cm" style:contextual-spacing="false" fo:break-before="page"/>
      <style:text-properties fo:color="#2e74b5" loext:opacity="100%" fo:language="fr" fo:country="FR"/>
    </style:style>
    <style:style style:name="P9" style:family="paragraph" style:parent-style-name="Standard">
      <style:paragraph-properties fo:margin-top="0.212cm" fo:margin-bottom="0.212cm" style:contextual-spacing="false" fo:padding-left="0cm" fo:padding-right="0cm" fo:padding-top="0cm" fo:padding-bottom="0.035cm" fo:border-left="none" fo:border-right="none" fo:border-top="none" fo:border-bottom="0.74pt solid #2e74b5"/>
      <style:text-properties fo:language="fr" fo:country="FR"/>
    </style:style>
    <style:style style:name="P10" style:family="paragraph" style:parent-style-name="Heading_20_2">
      <style:paragraph-properties fo:margin-top="0.423cm" fo:margin-bottom="0.141cm" style:contextual-spacing="false"/>
      <style:text-properties fo:color="#2e74b5" loext:opacity="100%" fo:language="fr" fo:country="FR"/>
    </style:style>
    <style:style style:name="P11" style:family="paragraph" style:parent-style-name="Standard">
      <style:paragraph-properties fo:margin-top="0.071cm" fo:margin-bottom="0.141cm" style:contextual-spacing="false"/>
      <style:text-properties fo:font-size="10.5pt" fo:language="fr" fo:country="FR" fo:font-style="normal" style:font-size-asian="10.5pt" style:font-style-asian="normal"/>
    </style:style>
    <style:style style:name="P12" style:family="paragraph" style:parent-style-name="Standard">
      <loext:graphic-properties draw:fill="solid" draw:fill-color="#f2f2f2"/>
      <style:paragraph-properties fo:margin-left="0.801cm" fo:margin-top="0.071cm" fo:margin-bottom="0.071cm" style:contextual-spacing="false" fo:background-color="#f2f2f2"/>
      <style:text-properties fo:color="#202020" loext:opacity="100%" style:font-name="Courier New" fo:font-size="9pt" fo:language="fr" fo:country="FR" style:font-size-asian="9pt"/>
    </style:style>
    <style:style style:name="P13" style:family="paragraph" style:parent-style-name="List_20_1" style:list-style-name="WWNum1">
      <style:paragraph-properties fo:margin-left="0.499cm" fo:margin-top="0.035cm" fo:margin-bottom="0.035cm" style:contextual-spacing="true" fo:text-indent="-0.635cm" style:auto-text-indent="false"/>
      <style:text-properties fo:font-size="10.5pt" fo:language="fr" fo:country="FR" style:font-size-asian="10.5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mbria1" fo:font-size="9.5pt" fo:language="fr" fo:country="FR" fo:font-weight="bold" style:letter-kerning="false" style:font-name-asian="ＭＳ 明朝" style:font-size-asian="9.5pt" style:language-asian="en" style:country-asian="US" style:font-weight-asian="bold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1" fo:font-size="9.5pt" fo:language="fr" fo:country="FR" style:letter-kerning="false" style:font-name-asian="ＭＳ 明朝" style:font-size-asian="9.5pt" style:language-asian="en" style:country-asian="US" style:font-size-complex="11pt" style:language-complex="ar" style:country-complex="SA"/>
    </style:style>
    <style:style style:name="P16" style:family="paragraph" style:parent-style-name="Standard">
      <loext:graphic-properties draw:fill="solid" draw:fill-color="#f2f2f2"/>
      <style:paragraph-properties fo:margin-left="0.801cm" fo:margin-top="0.071cm" fo:margin-bottom="0.071cm" style:contextual-spacing="false" fo:background-color="#f2f2f2"/>
      <style:text-properties fo:color="#202020" loext:opacity="100%" style:font-name="Courier New" fo:font-size="8.5pt" fo:language="fr" fo:country="FR" style:font-size-asian="8.5pt"/>
    </style:style>
    <style:style style:name="P17" style:family="paragraph" style:parent-style-name="Heading_20_2">
      <style:paragraph-properties fo:margin-top="0.353cm" fo:margin-bottom="0.141cm" style:contextual-spacing="false"/>
      <style:text-properties fo:color="#2e74b5" loext:opacity="100%" fo:language="fr" fo:country="FR"/>
    </style:style>
    <style:style style:name="P18" style:family="paragraph" style:parent-style-name="Standard">
      <loext:graphic-properties draw:fill="solid" draw:fill-color="#f2f2f2"/>
      <style:paragraph-properties fo:margin-left="0.801cm" fo:margin-top="0.071cm" fo:margin-bottom="0.071cm" style:contextual-spacing="false" fo:background-color="#f2f2f2"/>
      <style:text-properties fo:language="fr" fo:country="FR"/>
    </style:style>
    <style:style style:name="P19" style:family="paragraph" style:parent-style-name="List_20_1" style:list-style-name="WWNum1">
      <style:paragraph-properties fo:margin-left="0.499cm" fo:margin-top="0.035cm" fo:margin-bottom="0.035cm" style:contextual-spacing="true" fo:text-indent="-0.635cm" style:auto-text-indent="false"/>
      <style:text-properties fo:language="fr" fo:country="FR"/>
    </style:style>
    <style:style style:name="P20" style:family="paragraph" style:parent-style-name="Heading_20_1">
      <style:paragraph-properties fo:margin-top="0.423cm" fo:margin-bottom="0.141cm" style:contextual-spacing="false"/>
      <style:text-properties fo:color="#2e74b5" loext:opacity="100%" fo:language="fr" fo:country="FR"/>
    </style:style>
    <style:style style:name="P21" style:family="paragraph" style:parent-style-name="Standard">
      <style:paragraph-properties fo:margin-top="0.071cm" fo:margin-bottom="0.141cm" style:contextual-spacing="false"/>
      <style:text-properties fo:language="fr" fo:country="FR"/>
    </style:style>
    <style:style style:name="P22" style:family="paragraph" style:parent-style-name="Heading_20_3">
      <style:paragraph-properties fo:margin-top="0.282cm" fo:margin-bottom="0.141cm" style:contextual-spacing="false"/>
      <style:text-properties fo:color="#404040" loext:opacity="100%" fo:language="fr" fo:country="FR"/>
    </style:style>
    <style:style style:name="P23" style:family="paragraph" style:parent-style-name="Heading_20_3">
      <style:paragraph-properties fo:margin-top="0.282cm" fo:margin-bottom="0.141cm" style:contextual-spacing="false"/>
      <style:text-properties fo:language="fr" fo:country="FR"/>
    </style:style>
    <style:style style:name="P24" style:family="paragraph" style:parent-style-name="Standard">
      <style:paragraph-properties fo:text-align="center" style:justify-single-word="false"/>
      <style:text-properties fo:language="fr" fo:country="FR"/>
    </style:style>
    <style:style style:name="T1" style:family="text">
      <style:text-properties fo:font-size="10pt" officeooo:rsid="001ffcd0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9.5pt" style:font-size-asian="9.5pt"/>
    </style:style>
    <style:style style:name="T4" style:family="text">
      <style:text-properties fo:color="#202020" loext:opacity="100%" style:font-name="Courier New" fo:font-size="9pt" style:font-size-asian="9pt"/>
    </style:style>
    <style:style style:name="T5" style:family="text">
      <style:text-properties fo:font-size="10.5pt" fo:font-weight="bold" style:font-size-asian="10.5pt" style:font-weight-asian="bold"/>
    </style:style>
    <style:style style:name="T6" style:family="text">
      <style:text-properties fo:font-size="10.5pt" style:font-size-asian="10.5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style="normal" style:font-size-asian="10pt" style:font-style-asian="normal"/>
    </style:style>
    <style:style style:name="T9" style:family="text">
      <style:text-properties fo:color="#404040" loext:opacity="100%"/>
    </style:style>
    <style:style style:name="T10" style:family="text">
      <style:text-properties fo:color="#808080" loext:opacity="100%" fo:font-size="8.5pt" fo:font-style="italic" style:font-size-asian="8.5pt" style:font-style-asian="italic"/>
    </style:style>
    <style:style style:name="T11" style:family="text">
      <style:text-properties fo:color="#808080" loext:opacity="100%" fo:font-size="8.5pt" fo:font-style="italic" officeooo:rsid="001fab13" style:font-size-asian="8.5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Center</text:p>
      <text:p text:style-name="P2">Datacenters européens — PeeringDB</text:p>
      <text:p text:style-name="P3">Suivi et synthèse de projet</text:p>
      <text:p text:style-name="P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Matière</text:p>
          </table:table-cell>
          <table:table-cell table:style-name="Table1.B1" office:value-type="string">
            <text:p text:style-name="P6">NSI Terminale – Traitement de données &amp; Bases de données</text:p>
          </table:table-cell>
        </table:table-row>
        <table:table-row table:style-name="Table1.1">
          <table:table-cell table:style-name="Table1.A1" office:value-type="string">
            <text:p text:style-name="P5">Auteur</text:p>
          </table:table-cell>
          <table:table-cell table:style-name="Table1.B1" office:value-type="string">
            <text:p text:style-name="P6">Arthur Corcessin</text:p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B1" office:value-type="string">
            <text:p text:style-name="P7"><text:span text:style-name="T1">Octobre 2025 - </text:span><text:span text:style-name="T2">Février 2026</text:span></text:p>
          </table:table-cell>
        </table:table-row>
        <table:table-row table:style-name="Table1.1">
          <table:table-cell table:style-name="Table1.A1" office:value-type="string">
            <text:p text:style-name="P5">Source</text:p>
          </table:table-cell>
          <table:table-cell table:style-name="Table1.B1" office:value-type="string">
            <text:p text:style-name="P6">https://www.peeringdb.com/api/fac?depth=0</text:p>
          </table:table-cell>
        </table:table-row>
      </table:table>
      <text:p text:style-name="P4"/>
      <text:h text:style-name="P8" text:outline-level="1">1. Présentation du jeu de données</text:h>
      <text:p text:style-name="P9"/>
      <text:h text:style-name="P10" text:outline-level="2">Source</text:h>
      <text:p text:style-name="P11">PeeringDB (https://www.peeringdb.com) est une base de données collaborative recensant les infrastructures réseau mondiales : datacenters, points d'échange internet (IXP), opérateurs réseau. L'API publique est accessible sans authentification.</text:p>
      <text:p text:style-name="P12">https://www.peeringdb.com/api/fac?depth=0</text:p>
      <text:h text:style-name="P10" text:outline-level="2">Pourquoi ce jeu de données ?</text:h>
      <text:list text:style-name="WWNum1">
        <text:list-item>
          <text:p text:style-name="P13">Latitude et longitude présentes → cartographie directe</text:p>
        </text:list-item>
        <text:list-item>
          <text:p text:style-name="P13">Plus de 2020 enregistrements après filtrage Europe</text:p>
        </text:list-item>
        <text:list-item>
          <text:p text:style-name="P13">Données réelles, mises à jour régulièrement, librement exploitables</text:p>
        </text:list-item>
        <text:list-item>
          <text:p text:style-name="P13">Données riches : adresse, pays, réseaux connectés, points d'échange</text:p>
        </text:list-item>
        <text:list-item>
          <text:p text:style-name="P13">Thématique concrète : internet, infrastructure, géographie mondiale</text:p>
        </text:list-item>
      </text:list>
      <text:h text:style-name="P10" text:outline-level="2">Statistiques globales du jeu final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4">Indicateur</text:p>
          </table:table-cell>
          <table:table-cell table:style-name="Table2.A1" office:value-type="string">
            <text:p text:style-name="P14">Valeur</text:p>
          </table:table-cell>
        </table:table-row>
        <table:table-row table:style-name="Table2.1">
          <table:table-cell table:style-name="Table2.A2" office:value-type="string">
            <text:p text:style-name="P15">Total enregistrements (Europe)</text:p>
          </table:table-cell>
          <table:table-cell table:style-name="Table2.A2" office:value-type="string">
            <text:p text:style-name="P15">2020</text:p>
          </table:table-cell>
        </table:table-row>
        <table:table-row table:style-name="Table2.1">
          <table:table-cell table:style-name="Table2.A3" office:value-type="string">
            <text:p text:style-name="P15">Nombre d'attributs (colonnes)</text:p>
          </table:table-cell>
          <table:table-cell table:style-name="Table2.A3" office:value-type="string">
            <text:p text:style-name="P15">26</text:p>
          </table:table-cell>
        </table:table-row>
        <table:table-row table:style-name="Table2.1">
          <table:table-cell table:style-name="Table2.A2" office:value-type="string">
            <text:p text:style-name="P15">Pays représentés</text:p>
          </table:table-cell>
          <table:table-cell table:style-name="Table2.A2" office:value-type="string">
            <text:p text:style-name="P15">38</text:p>
          </table:table-cell>
        </table:table-row>
        <table:table-row table:style-name="Table2.1">
          <table:table-cell table:style-name="Table2.A3" office:value-type="string">
            <text:p text:style-name="P15">Datacenters avec coordonnées GPS</text:p>
          </table:table-cell>
          <table:table-cell table:style-name="Table2.A3" office:value-type="string">
            <text:p text:style-name="P15">2018</text:p>
          </table:table-cell>
        </table:table-row>
        <table:table-row table:style-name="Table2.1">
          <table:table-cell table:style-name="Table2.A2" office:value-type="string">
            <text:p text:style-name="P15">Datacenters sans GPS (résiduels)</text:p>
          </table:table-cell>
          <table:table-cell table:style-name="Table2.A2" office:value-type="string">
            <text:p text:style-name="P15">2</text:p>
          </table:table-cell>
        </table:table-row>
        <table:table-row table:style-name="Table2.1">
          <table:table-cell table:style-name="Table2.A3" office:value-type="string">
            <text:p text:style-name="P15">Moyenne réseaux connectés / DC</text:p>
          </table:table-cell>
          <table:table-cell table:style-name="Table2.A3" office:value-type="string">
            <text:p text:style-name="P15">11.8</text:p>
          </table:table-cell>
        </table:table-row>
        <table:table-row table:style-name="Table2.1">
          <table:table-cell table:style-name="Table2.A2" office:value-type="string">
            <text:p text:style-name="P15">Maximum réseaux connectés (1 DC)</text:p>
          </table:table-cell>
          <table:table-cell table:style-name="Table2.A2" office:value-type="string">
            <text:p text:style-name="P15">604</text:p>
          </table:table-cell>
        </table:table-row>
        <table:table-row table:style-name="Table2.1">
          <table:table-cell table:style-name="Table2.A3" office:value-type="string">
            <text:p text:style-name="P15">Minimum réseaux connectés</text:p>
          </table:table-cell>
          <table:table-cell table:style-name="Table2.A3" office:value-type="string">
            <text:p text:style-name="P15">0</text:p>
          </table:table-cell>
        </table:table-row>
        <table:table-row table:style-name="Table2.1">
          <table:table-cell table:style-name="Table2.A2" office:value-type="string">
            <text:p text:style-name="P15">Moyenne points d'échange (IX)</text:p>
          </table:table-cell>
          <table:table-cell table:style-name="Table2.A2" office:value-type="string">
            <text:p text:style-name="P15">0.91</text:p>
          </table:table-cell>
        </table:table-row>
        <table:table-row table:style-name="Table2.1">
          <table:table-cell table:style-name="Table2.A3" office:value-type="string">
            <text:p text:style-name="P15">Maximum points d'échange (IX)</text:p>
          </table:table-cell>
          <table:table-cell table:style-name="Table2.A3" office:value-type="string">
            <text:p text:style-name="P15">34</text:p>
          </table:table-cell>
        </table:table-row>
      </table:table>
      <text:p text:style-name="P4"/>
      <text:h text:style-name="P10" text:outline-level="2">Top 5 des pays par nombre de datacenters</text:h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4">Rang</text:p>
          </table:table-cell>
          <table:table-cell table:style-name="Table3.A1" office:value-type="string">
            <text:p text:style-name="P14">Code</text:p>
          </table:table-cell>
          <table:table-cell table:style-name="Table3.A1" office:value-type="string">
            <text:p text:style-name="P14">Nb datacenters</text:p>
          </table:table-cell>
        </table:table-row>
        <table:table-row table:style-name="Table3.1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DE</text:p>
          </table:table-cell>
          <table:table-cell table:style-name="Table3.A2" office:value-type="string">
            <text:p text:style-name="P15">331</text:p>
          </table:table-cell>
        </table:table-row>
        <table:table-row table:style-name="Table3.1">
          <table:table-cell table:style-name="Table3.A3" office:value-type="string">
            <text:p text:style-name="P15">2</text:p>
          </table:table-cell>
          <table:table-cell table:style-name="Table3.A3" office:value-type="string">
            <text:p text:style-name="P15">GB</text:p>
          </table:table-cell>
          <table:table-cell table:style-name="Table3.A3" office:value-type="string">
            <text:p text:style-name="P15">247</text:p>
          </table:table-cell>
        </table:table-row>
        <table:table-row table:style-name="Table3.1"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FR</text:p>
          </table:table-cell>
          <table:table-cell table:style-name="Table3.A2" office:value-type="string">
            <text:p text:style-name="P15">221</text:p>
          </table:table-cell>
        </table:table-row>
        <table:table-row table:style-name="Table3.1">
          <table:table-cell table:style-name="Table3.A3" office:value-type="string">
            <text:p text:style-name="P15">4</text:p>
          </table:table-cell>
          <table:table-cell table:style-name="Table3.A3" office:value-type="string">
            <text:p text:style-name="P15">NL</text:p>
          </table:table-cell>
          <table:table-cell table:style-name="Table3.A3" office:value-type="string">
            <text:p text:style-name="P15">161</text:p>
          </table:table-cell>
        </table:table-row>
        <table:table-row table:style-name="Table3.1"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5">RU</text:p>
          </table:table-cell>
          <table:table-cell table:style-name="Table3.A2" office:value-type="string">
            <text:p text:style-name="P15">105</text:p>
          </table:table-cell>
        </table:table-row>
      </table:table>
      <text:p text:style-name="P4"/>
      <text:h text:style-name="P10" text:outline-level="2">Top 5 des datacenters les plus connectés</text:h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14">Nom</text:p>
          </table:table-cell>
          <table:table-cell table:style-name="Table4.A1" office:value-type="string">
            <text:p text:style-name="P14">Ville</text:p>
          </table:table-cell>
          <table:table-cell table:style-name="Table4.A1" office:value-type="string">
            <text:p text:style-name="P14">Pays</text:p>
          </table:table-cell>
          <table:table-cell table:style-name="Table4.A1" office:value-type="string">
            <text:p text:style-name="P14">Réseaux</text:p>
          </table:table-cell>
        </table:table-row>
        <table:table-row table:style-name="Table4.1">
          <table:table-cell table:style-name="Table4.A2" office:value-type="string">
            <text:p text:style-name="P15">Digital Realty Frankfurt FRA1-16</text:p>
          </table:table-cell>
          <table:table-cell table:style-name="Table4.A2" office:value-type="string">
            <text:p text:style-name="P15">Frankfurt</text:p>
          </table:table-cell>
          <table:table-cell table:style-name="Table4.A2" office:value-type="string">
            <text:p text:style-name="P15">DE</text:p>
          </table:table-cell>
          <table:table-cell table:style-name="Table4.A2" office:value-type="string">
            <text:p text:style-name="P15">604</text:p>
          </table:table-cell>
        </table:table-row>
        <table:table-row table:style-name="Table4.1">
          <table:table-cell table:style-name="Table4.A3" office:value-type="string">
            <text:p text:style-name="P15">Equinix FR5 - Frankfurt, KleyerStrasse</text:p>
          </table:table-cell>
          <table:table-cell table:style-name="Table4.A3" office:value-type="string">
            <text:p text:style-name="P15">Frankfurt</text:p>
          </table:table-cell>
          <table:table-cell table:style-name="Table4.A3" office:value-type="string">
            <text:p text:style-name="P15">DE</text:p>
          </table:table-cell>
          <table:table-cell table:style-name="Table4.A3" office:value-type="string">
            <text:p text:style-name="P15">509</text:p>
          </table:table-cell>
        </table:table-row>
        <table:table-row table:style-name="Table4.1">
          <table:table-cell table:style-name="Table4.A2" office:value-type="string">
            <text:p text:style-name="P7"><text:span text:style-name="T3">Telehouse - London </text:span><text:soft-page-break/><text:span text:style-name="T3">(Docklands North)</text:span></text:p>
          </table:table-cell>
          <table:table-cell table:style-name="Table4.A2" office:value-type="string">
            <text:p text:style-name="P15">London</text:p>
          </table:table-cell>
          <table:table-cell table:style-name="Table4.A2" office:value-type="string">
            <text:p text:style-name="P15">GB</text:p>
          </table:table-cell>
          <table:table-cell table:style-name="Table4.A2" office:value-type="string">
            <text:p text:style-name="P15">492</text:p>
          </table:table-cell>
        </table:table-row>
        <table:table-row table:style-name="Table4.1">
          <table:table-cell table:style-name="Table4.A3" office:value-type="string">
            <text:p text:style-name="P15">NIKHEF Amsterdam</text:p>
          </table:table-cell>
          <table:table-cell table:style-name="Table4.A3" office:value-type="string">
            <text:p text:style-name="P15">Amsterdam</text:p>
          </table:table-cell>
          <table:table-cell table:style-name="Table4.A3" office:value-type="string">
            <text:p text:style-name="P15">NL</text:p>
          </table:table-cell>
          <table:table-cell table:style-name="Table4.A3" office:value-type="string">
            <text:p text:style-name="P15">451</text:p>
          </table:table-cell>
        </table:table-row>
        <table:table-row table:style-name="Table4.1">
          <table:table-cell table:style-name="Table4.A2" office:value-type="string">
            <text:p text:style-name="P15">Telehouse - Paris 2 (Voltaire - Léon Frot)</text:p>
          </table:table-cell>
          <table:table-cell table:style-name="Table4.A2" office:value-type="string">
            <text:p text:style-name="P15">Paris</text:p>
          </table:table-cell>
          <table:table-cell table:style-name="Table4.A2" office:value-type="string">
            <text:p text:style-name="P15">FR</text:p>
          </table:table-cell>
          <table:table-cell table:style-name="Table4.A2" office:value-type="string">
            <text:p text:style-name="P15">343</text:p>
          </table:table-cell>
        </table:table-row>
      </table:table>
      <text:p text:style-name="P4"/>
      <text:h text:style-name="P10" text:outline-level="2">Évolution des créations par année</text:h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4">Année</text:p>
          </table:table-cell>
          <table:table-cell table:style-name="Table5.A1" office:value-type="string">
            <text:p text:style-name="P14">Nouveaux datacenters</text:p>
          </table:table-cell>
        </table:table-row>
        <table:table-row table:style-name="Table5.1">
          <table:table-cell table:style-name="Table5.A2" office:value-type="string">
            <text:p text:style-name="P15">2010</text:p>
          </table:table-cell>
          <table:table-cell table:style-name="Table5.A2" office:value-type="string">
            <text:p text:style-name="P15">386</text:p>
          </table:table-cell>
        </table:table-row>
        <table:table-row table:style-name="Table5.1">
          <table:table-cell table:style-name="Table5.A3" office:value-type="string">
            <text:p text:style-name="P15">2011</text:p>
          </table:table-cell>
          <table:table-cell table:style-name="Table5.A3" office:value-type="string">
            <text:p text:style-name="P15">62</text:p>
          </table:table-cell>
        </table:table-row>
        <table:table-row table:style-name="Table5.1">
          <table:table-cell table:style-name="Table5.A2" office:value-type="string">
            <text:p text:style-name="P15">2012</text:p>
          </table:table-cell>
          <table:table-cell table:style-name="Table5.A2" office:value-type="string">
            <text:p text:style-name="P15">58</text:p>
          </table:table-cell>
        </table:table-row>
        <table:table-row table:style-name="Table5.1">
          <table:table-cell table:style-name="Table5.A3" office:value-type="string">
            <text:p text:style-name="P15">2013</text:p>
          </table:table-cell>
          <table:table-cell table:style-name="Table5.A3" office:value-type="string">
            <text:p text:style-name="P15">79</text:p>
          </table:table-cell>
        </table:table-row>
        <table:table-row table:style-name="Table5.1">
          <table:table-cell table:style-name="Table5.A2" office:value-type="string">
            <text:p text:style-name="P15">2014</text:p>
          </table:table-cell>
          <table:table-cell table:style-name="Table5.A2" office:value-type="string">
            <text:p text:style-name="P15">96</text:p>
          </table:table-cell>
        </table:table-row>
        <table:table-row table:style-name="Table5.1">
          <table:table-cell table:style-name="Table5.A3" office:value-type="string">
            <text:p text:style-name="P15">2015</text:p>
          </table:table-cell>
          <table:table-cell table:style-name="Table5.A3" office:value-type="string">
            <text:p text:style-name="P15">75</text:p>
          </table:table-cell>
        </table:table-row>
        <table:table-row table:style-name="Table5.1">
          <table:table-cell table:style-name="Table5.A2" office:value-type="string">
            <text:p text:style-name="P15">2016</text:p>
          </table:table-cell>
          <table:table-cell table:style-name="Table5.A2" office:value-type="string">
            <text:p text:style-name="P15">122</text:p>
          </table:table-cell>
        </table:table-row>
        <table:table-row table:style-name="Table5.1">
          <table:table-cell table:style-name="Table5.A3" office:value-type="string">
            <text:p text:style-name="P15">2017</text:p>
          </table:table-cell>
          <table:table-cell table:style-name="Table5.A3" office:value-type="string">
            <text:p text:style-name="P15">146</text:p>
          </table:table-cell>
        </table:table-row>
        <table:table-row table:style-name="Table5.1">
          <table:table-cell table:style-name="Table5.A2" office:value-type="string">
            <text:p text:style-name="P15">2018</text:p>
          </table:table-cell>
          <table:table-cell table:style-name="Table5.A2" office:value-type="string">
            <text:p text:style-name="P15">127</text:p>
          </table:table-cell>
        </table:table-row>
        <table:table-row table:style-name="Table5.1">
          <table:table-cell table:style-name="Table5.A3" office:value-type="string">
            <text:p text:style-name="P15">2019</text:p>
          </table:table-cell>
          <table:table-cell table:style-name="Table5.A3" office:value-type="string">
            <text:p text:style-name="P15">144</text:p>
          </table:table-cell>
        </table:table-row>
        <table:table-row table:style-name="Table5.1">
          <table:table-cell table:style-name="Table5.A2" office:value-type="string">
            <text:p text:style-name="P15">2020</text:p>
          </table:table-cell>
          <table:table-cell table:style-name="Table5.A2" office:value-type="string">
            <text:p text:style-name="P15">138</text:p>
          </table:table-cell>
        </table:table-row>
        <table:table-row table:style-name="Table5.1">
          <table:table-cell table:style-name="Table5.A3" office:value-type="string">
            <text:p text:style-name="P15">2021</text:p>
          </table:table-cell>
          <table:table-cell table:style-name="Table5.A3" office:value-type="string">
            <text:p text:style-name="P15">136</text:p>
          </table:table-cell>
        </table:table-row>
        <table:table-row table:style-name="Table5.1">
          <table:table-cell table:style-name="Table5.A2" office:value-type="string">
            <text:p text:style-name="P15">2022</text:p>
          </table:table-cell>
          <table:table-cell table:style-name="Table5.A2" office:value-type="string">
            <text:p text:style-name="P15">148</text:p>
          </table:table-cell>
        </table:table-row>
        <table:table-row table:style-name="Table5.1">
          <table:table-cell table:style-name="Table5.A3" office:value-type="string">
            <text:p text:style-name="P15">2023</text:p>
          </table:table-cell>
          <table:table-cell table:style-name="Table5.A3" office:value-type="string">
            <text:p text:style-name="P15">113</text:p>
          </table:table-cell>
        </table:table-row>
        <table:table-row table:style-name="Table5.1">
          <table:table-cell table:style-name="Table5.A2" office:value-type="string">
            <text:p text:style-name="P15">2024</text:p>
          </table:table-cell>
          <table:table-cell table:style-name="Table5.A2" office:value-type="string">
            <text:p text:style-name="P15">108</text:p>
          </table:table-cell>
        </table:table-row>
        <table:table-row table:style-name="Table5.1">
          <table:table-cell table:style-name="Table5.A3" office:value-type="string">
            <text:p text:style-name="P15">2025</text:p>
          </table:table-cell>
          <table:table-cell table:style-name="Table5.A3" office:value-type="string">
            <text:p text:style-name="P15">76</text:p>
          </table:table-cell>
        </table:table-row>
        <table:table-row table:style-name="Table5.1">
          <table:table-cell table:style-name="Table5.A2" office:value-type="string">
            <text:p text:style-name="P15">2026</text:p>
          </table:table-cell>
          <table:table-cell table:style-name="Table5.A2" office:value-type="string">
            <text:p text:style-name="P15">6</text:p>
          </table:table-cell>
        </table:table-row>
      </table:table>
      <text:p text:style-name="P4"/>
      <text:p text:style-name="P4"/>
      <text:h text:style-name="P8" text:outline-level="1">2. Arborescence du projet</text:h>
      <text:p text:style-name="P9"/>
      <text:p text:style-name="P16">OpenCenter/<text:line-break/>├── data/<text:line-break/>│ <text:s text:c="2"/>├── datacenter.csv <text:s text:c="9"/>← Jeu de données nettoyé (Europe)<text:line-break/>│ <text:s text:c="2"/>├── datacenter.sqlite3 <text:s text:c="5"/>← Base SQLite3 (tables : datacenter, pays)<text:line-break/>│ <text:s text:c="2"/>└── pays_europe.csv <text:s text:c="8"/>← 46 pays européens (référence JOIN)<text:line-break/>│<text:line-break/>├── scripts/ <text:s text:c="19"/>← À lancer une seule fois (pipeline de données)<text:line-break/>│ <text:s text:c="2"/>├── json_to_csv.py <text:s text:c="9"/>← fac-0.json → datacenter.csv<text:line-break/>│ <text:s text:c="2"/>├── clean_csv.py <text:s text:c="11"/>← Nettoyage et filtrage Europe<text:line-break/>│ <text:s text:c="2"/>├── csv_to_sqlite.py <text:s text:c="7"/>← datacenter.csv → datacenter.sqlite3<text:line-break/>│ <text:s text:c="2"/>└── import_pays.py <text:s text:c="9"/>← pays_europe.csv → table pays<text:line-break/>│<text:line-break/>├── output/ <text:s text:c="20"/>← Cartes HTML (générées automatiquement)<text:line-break/>│ <text:s text:c="2"/>├── carte_datacenters.html <text:s/>← Carte globale (cluster)<text:line-break/>│ <text:s text:c="2"/>├── carte_par_pays.html <text:s text:c="4"/>← Bulles proportionnelles par pays<text:line-break/>│ <text:s text:c="2"/>├── carte_fr.html <text:s text:c="10"/>← Datacenters France<text:line-break/>│ <text:s text:c="2"/>└── carte_de.html <text:s text:c="10"/>← Datacenters Allemagne<text:line-break/>│<text:line-break/>├── queries.sql <text:s text:c="16"/>← Activité 4 : 15 requêtes SQL commentées<text:line-break/>├── db_query.py <text:s text:c="16"/>← Activité 5 : accès Python → BDD<text:line-break/>├── carte.py <text:s text:c="19"/>← Activité 6 : cartes Folium<text:line-break/>├── jointure.py <text:s text:c="16"/>← Activité 7 : JOIN + nouvelles cartes<text:line-break/>├── geocode.py <text:s text:c="17"/>← Bonus <text:s/>: géocodage adresses manquantes<text:line-break/>├── interface.py <text:s text:c="15"/>← Activité 8 : interface graphique Tkinter</text:p>
      <text:p text:style-name="P4"/>
      <text:h text:style-name="P8" text:outline-level="1">3. Recréer le jeu de données depuis zéro</text:h>
      <text:p text:style-name="P9"/>
      <text:p text:style-name="P11">Cette section explique le pipeline complet pour passer du fichier brut de l'API PeeringDB à une base de données SQLite3 exploitable.</text:p>
      <text:h text:style-name="P17" text:outline-level="2">Étape 0 — Prérequis</text:h>
      <text:p text:style-name="P11">Créer et activer l'environnement virtuel puis installer les dépendances.</text:p>
      <text:p text:style-name="P12">pip install pandas folium geopy certifi</text:p>
      <text:h text:style-name="P17" text:outline-level="2">Étape 1 — Télécharger le JSON brut</text:h>
      <text:p text:style-name="P11">Télécharger cette URL et renommer le fichier en fac-0.json à la racine du projet. PeeringDB ne fournit pas d'export CSV natif : tout passe par l'API JSON.</text:p>
      <text:p text:style-name="P12">https://www.peeringdb.com/api/fac?depth=0</text:p>
      <text:h text:style-name="P17" text:outline-level="2">Étape 2 — Convertir JSON → CSV</text:h>
      <text:p text:style-name="P11">Lit fac-0.json, extrait le tableau data[], écrit les en-têtes puis les valeurs. Produit data/datacenter.csv avec environ 2 600+ lignes et 37 colonnes.</text:p>
      <text:p text:style-name="P12">python scripts/json_to_csv.py</text:p>
      <text:h text:style-name="P17" text:outline-level="2">Étape 3 — Nettoyer le CSV</text:h>
      <text:p text:style-name="P11">Supprime 13 colonnes inutiles, filtre uniquement les datacenters européens (région Europe). Résultat : 2020 lignes × 26 colonnes.</text:p>
      <text:p text:style-name="P12">python scripts/clean_csv.py</text:p>
      <text:h text:style-name="P17" text:outline-level="2">Étape 4 — Importer dans SQLite3</text:h>
      <text:p text:style-name="P11">Crée automatiquement la table datacenter avec les bons types (INTEGER / TEXT), insère les 2020 lignes. Option --reset pour réimporter après modification du CSV.</text:p>
      <text:p text:style-name="P12">python scripts/csv_to_sqlite.py</text:p>
      <text:h text:style-name="P17" text:outline-level="2">Étape 5 — Importer les pays</text:h>
      <text:p text:style-name="P11">Crée la table pays (46 pays européens avec capitales, population) dans la BDD. Nécessaire pour les jointures de l'activité 7.</text:p>
      <text:p text:style-name="P12">python scripts/import_pays.py</text:p>
      <text:h text:style-name="P17" text:outline-level="2">Étape 6 — Géocoder les adresses manquantes</text:h>
      <text:p text:style-name="P11">Résout les coordonnées GPS manquantes via Nominatim (OpenStreetMap). Résultat : 2018/2020 datacenters localisés (2 résiduels).</text:p>
      <text:p text:style-name="P12">python geocode.py</text:p>
      <text:h text:style-name="P17" text:outline-level="2">Étape 7 — Lancer les scripts</text:h>
      <text:p text:style-name="P11">Exécute les analyses (activités 5, 6, 7) et génère les cartes dans output/.</text:p>
      <text:p text:style-name="P18"><text:soft-page-break/><text:span text:style-name="T4">python db_query.py &amp;&amp; python carte.py &amp;&amp; python jointure.py</text:span></text:p>
      <text:p text:style-name="P4"/>
      <text:h text:style-name="P8" text:outline-level="1">4. Activité 1 — Choix et analyse du jeu</text:h>
      <text:p text:style-name="P9"/>
      <text:p text:style-name="P11">Le jeu de données a été exploré après la première conversion JSON → CSV.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4">Observation</text:p>
          </table:table-cell>
          <table:table-cell table:style-name="Table6.A1" office:value-type="string">
            <text:p text:style-name="P14">Valeur</text:p>
          </table:table-cell>
        </table:table-row>
        <table:table-row table:style-name="Table6.1">
          <table:table-cell table:style-name="Table6.A2" office:value-type="string">
            <text:p text:style-name="P15">Lignes (monde entier)</text:p>
          </table:table-cell>
          <table:table-cell table:style-name="Table6.A2" office:value-type="string">
            <text:p text:style-name="P15">~2 655</text:p>
          </table:table-cell>
        </table:table-row>
        <table:table-row table:style-name="Table6.1">
          <table:table-cell table:style-name="Table6.A3" office:value-type="string">
            <text:p text:style-name="P15">Colonnes avant nettoyage</text:p>
          </table:table-cell>
          <table:table-cell table:style-name="Table6.A3" office:value-type="string">
            <text:p text:style-name="P15">37</text:p>
          </table:table-cell>
        </table:table-row>
        <table:table-row table:style-name="Table6.1">
          <table:table-cell table:style-name="Table6.A2" office:value-type="string">
            <text:p text:style-name="P15">Colonnes après nettoyage</text:p>
          </table:table-cell>
          <table:table-cell table:style-name="Table6.A2" office:value-type="string">
            <text:p text:style-name="P15">26</text:p>
          </table:table-cell>
        </table:table-row>
        <table:table-row table:style-name="Table6.1">
          <table:table-cell table:style-name="Table6.A3" office:value-type="string">
            <text:p text:style-name="P15">Lignes après filtrage Europe</text:p>
          </table:table-cell>
          <table:table-cell table:style-name="Table6.A3" office:value-type="string">
            <text:p text:style-name="P15">2020</text:p>
          </table:table-cell>
        </table:table-row>
        <table:table-row table:style-name="Table6.1">
          <table:table-cell table:style-name="Table6.A2" office:value-type="string">
            <text:p text:style-name="P15">Latitude / longitude présentes</text:p>
          </table:table-cell>
          <table:table-cell table:style-name="Table6.A2" office:value-type="string">
            <text:p text:style-name="P15">✔ Oui (sur la grande majorité)</text:p>
          </table:table-cell>
        </table:table-row>
        <table:table-row table:style-name="Table6.1">
          <table:table-cell table:style-name="Table6.A3" office:value-type="string">
            <text:p text:style-name="P15">Champs multi-lignes (notes)</text:p>
          </table:table-cell>
          <table:table-cell table:style-name="Table6.A3" office:value-type="string">
            <text:p text:style-name="P15">✔ Gérés par Pandas</text:p>
          </table:table-cell>
        </table:table-row>
      </table:table>
      <text:p text:style-name="P4"/>
      <text:list text:continue-numbering="true" text:style-name="WWNum1">
        <text:list-item>
          <text:p text:style-name="P19"><text:span text:style-name="T5">Attributs retenus pour l'exploitation : </text:span><text:span text:style-name="T6">name, city, country, latitude, longitude, net_count, ix_count, website, org_name</text:span></text:p>
        </text:list-item>
      </text:list>
      <text:p text:style-name="P4"/>
      <text:h text:style-name="P20" text:outline-level="1">5. Activité 2 — Nettoyage Python</text:h>
      <text:p text:style-name="P9"/>
      <text:p text:style-name="P11">Trois opérations de nettoyage successives : conversion, suppression de colonnes, filtrage géographique.</text:p>
      <text:p text:style-name="P21"><text:span text:style-name="T7">▸</text:span> <text:span text:style-name="T8">Suppression des colonnes inutiles (scripts/clean_csv.py)</text:span></text:p>
      <text:p text:style-name="P12">df.drop(columns=['campus_id','name_long','tech_email','tech_phone',<text:line-break/> <text:s/>'available_voltage_services','diverse_serving_substations',<text:line-break/> <text:s/>'property','status_dashboard','rencode','npanxx','logo','floor','suite'])</text:p>
      <text:p text:style-name="P21"><text:span text:style-name="T7">▸</text:span> <text:span text:style-name="T8">Filtrage Europe</text:span></text:p>
      <text:p text:style-name="P12">df = df[df['region_continent'] == 'Europe']</text:p>
      <text:h text:style-name="P22" text:outline-level="3">Difficultés rencontrées</text:h>
      <text:list text:continue-numbering="true" text:style-name="WWNum1">
        <text:list-item>
          <text:p text:style-name="P13">Colonnes JSON imbriquées dans le CSV (social_media) → gérées nativement par Pandas</text:p>
        </text:list-item>
        <text:list-item>
          <text:p text:style-name="P13">eval() utilisé pour le filtre de colonne → risque de sécurité en production, acceptable ici</text:p>
        </text:list-item>
        <text:list-item>
          <text:p text:style-name="P13">Résultat : 2020 lignes × 26 colonnes</text:p>
        </text:list-item>
      </text:list>
      <text:p text:style-name="P4"/>
      <text:h text:style-name="P20" text:outline-level="1">6. Activité 3 — Import dans SQLite3</text:h>
      <text:p text:style-name="P9"/>
      <text:p text:style-name="P11">L'import se fait entièrement via le script csv_to_sqlite.py, sans manipulation manuelle.</text:p>
      <text:p text:style-name="P21"><text:span text:style-name="T7">▸</text:span> <text:span text:style-name="T8">Import automatique (remplace DB Browser)</text:span></text:p>
      <text:p text:style-name="P12">python scripts/csv_to_sqlite.py<text:line-break/>python scripts/csv_to_sqlite.py --reset <text:s text:c="2"/># recréer la table</text:p>
      <text:p text:style-name="P21"><text:span text:style-name="T7">▸</text:span> <text:span text:style-name="T8">Schéma généré automatiquement (extrait)</text:span></text:p>
      <text:p text:style-name="P18"><text:span text:style-name="T4">CREATE TABLE "datacenter" (<text:line-break/> <text:s text:c="3"/>"id" <text:s text:c="7"/>INTEGER,<text:line-break/></text:span><text:soft-page-break/><text:span text:style-name="T4"> <text:s text:c="3"/>"net_count" INTEGER,<text:line-break/> <text:s text:c="3"/>"ix_count" <text:s/>INTEGER,<text:line-break/> <text:s text:c="3"/>"latitude" <text:s/>TEXT, <text:s text:c="4"/>-- PeeringDB livre les coords en TEXT<text:line-break/> <text:s text:c="3"/>"longitude" TEXT,<text:line-break/> <text:s text:c="3"/>... <text:s text:c="18"/>-- 21 autres colonnes TEXT<text:line-break/>);</text:span></text:p>
      <text:h text:style-name="P22" text:outline-level="3">Difficultés rencontrées</text:h>
      <text:list text:continue-numbering="true" text:style-name="WWNum1">
        <text:list-item>
          <text:p text:style-name="P13">latitude/longitude stockées en TEXT → CAST(latitude AS REAL) dans toutes les requêtes</text:p>
        </text:list-item>
        <text:list-item>
          <text:p text:style-name="P13">DB Browser reste utile pour explorer visuellement la BDD (activité 4)</text:p>
        </text:list-item>
      </text:list>
      <text:p text:style-name="P4"/>
      <text:h text:style-name="P20" text:outline-level="1">7. Activité 4 — Requêtes SQL</text:h>
      <text:p text:style-name="P9"/>
      <text:p text:style-name="P11">15 requêtes dans queries.sql couvrant comptages, agrégats, filtres et analyses temporelles.</text:p>
      <text:p text:style-name="P21"><text:span text:style-name="T7">▸</text:span> <text:span text:style-name="T8">Nombre total d'enregistrements</text:span></text:p>
      <text:p text:style-name="P12">SELECT COUNT(*) AS nb FROM datacenter;<text:line-break/>-- Résultat : 2020</text:p>
      <text:p text:style-name="P21"><text:span text:style-name="T7">▸</text:span> <text:span text:style-name="T8">Moyenne / max réseaux connectés</text:span></text:p>
      <text:p text:style-name="P12">SELECT ROUND(AVG(net_count),2) AS moy, MAX(net_count) AS max<text:line-break/>FROM datacenter;<text:line-break/>-- moy : 11.8 <text:s/>| <text:s/>max : 604</text:p>
      <text:p text:style-name="P21"><text:span text:style-name="T7">▸</text:span> <text:span text:style-name="T8">Top 5 pays</text:span></text:p>
      <text:p text:style-name="P12">SELECT country, COUNT(*) AS nb FROM datacenter<text:line-break/>GROUP BY country ORDER BY nb DESC LIMIT 5;</text:p>
      <text:p text:style-name="P21"><text:span text:style-name="T7">▸</text:span> <text:span text:style-name="T8">Datacenters avec GPS valide</text:span></text:p>
      <text:p text:style-name="P12">SELECT COUNT(*) FROM datacenter<text:line-break/>WHERE latitude IS NOT NULL AND latitude != ''<text:line-break/> <text:s/>AND CAST(latitude AS REAL) BETWEEN -90 AND 90;<text:line-break/>-- Résultat : 2018</text:p>
      <text:p text:style-name="P4"/>
      <text:h text:style-name="P20" text:outline-level="1">8. Activité 5 — Accès Python à la BDD</text:h>
      <text:p text:style-name="P9"/>
      <text:p text:style-name="P11">Le module sqlite3 (bibliothèque standard) permet d'interroger la base depuis Python.</text:p>
      <text:p text:style-name="P21"><text:span text:style-name="T7">▸</text:span> <text:span text:style-name="T8">Connexion et requête minimale (db_query.py)</text:span></text:p>
      <text:p text:style-name="P12">import sqlite3, os<text:line-break/>FICHIER_BDD = os.path.join('data', 'datacenter.sqlite3')<text:line-break/>conn = sqlite3.connect(FICHIER_BDD)<text:line-break/>conn.row_factory = sqlite3.Row <text:s text:c="2"/># accès par nom de colonne<text:line-break/>c = conn.cursor()<text:line-break/>c.execute('SELECT * FROM datacenter')<text:line-break/>liste = c.fetchall()<text:line-break/>print('J\'ai', len(liste), 'enregistrements.') <text:s/># → 2020</text:p>
      <text:h text:style-name="P23" text:outline-level="3"><text:soft-page-break/><text:span text:style-name="T9">Difficultés rencontrées</text:span></text:h>
      <text:list text:continue-numbering="true" text:style-name="WWNum1">
        <text:list-item>
          <text:p text:style-name="P13">Sans row_factory, les résultats sont des tuples indexés (row[0], row[1]...)</text:p>
        </text:list-item>
        <text:list-item>
          <text:p text:style-name="P13">Avec row_factory = sqlite3.Row, on accède par nom : row['name'], row['city']</text:p>
        </text:list-item>
      </text:list>
      <text:p text:style-name="P4"/>
      <text:h text:style-name="P20" text:outline-level="1">9. Activité 6 — Carte Folium</text:h>
      <text:p text:style-name="P9"/>
      <text:p text:style-name="P11">Folium génère des cartes HTML interactives basées sur OpenStreetMap, affichables dans n'importe quel navigateur.</text:p>
      <text:p text:style-name="P21"><text:span text:style-name="T7">▸</text:span> <text:span text:style-name="T8">Création de base (carte.py)</text:span></text:p>
      <text:p text:style-name="P12">import folium<text:line-break/>from folium.plugins import MarkerCluster<text:line-break/><text:line-break/>carte = folium.Map(location=(48.8, 10.0), zoom_start=5,<text:line-break/> <text:s text:c="17"/>attr='© Contributeurs OpenStreetMap')<text:line-break/>cluster = MarkerCluster().add_to(carte)<text:line-break/>folium.Marker(<text:line-break/> <text:s text:c="3"/>location=(48.85, 2.35),<text:line-break/> <text:s text:c="3"/>popup='Paris',<text:line-break/> <text:s text:c="3"/>icon=folium.Icon(color='blue', icon='server', prefix='fa')<text:line-break/>).add_to(cluster)<text:line-break/>carte.save('output/carte_datacenters.html')</text:p>
      <text:h text:style-name="P22" text:outline-level="3">Difficultés rencontrées</text:h>
      <text:list text:continue-numbering="true" text:style-name="WWNum1">
        <text:list-item>
          <text:p text:style-name="P13">170 DC sans GPS au départ → résolus par geocode.py (2018/2020 localisés)</text:p>
        </text:list-item>
        <text:list-item>
          <text:p text:style-name="P13">Coordonnées en TEXT → CAST(...) dans la requête SQL + filtre BETWEEN -90 AND 90</text:p>
        </text:list-item>
        <text:list-item>
          <text:p text:style-name="P13">Icône 'server' invisible → ajout de prefix='fa' (Font Awesome)</text:p>
        </text:list-item>
        <text:list-item>
          <text:p text:style-name="P13">Cartes générées à la racine → déplacées dans output/ via os.path.join</text:p>
        </text:list-item>
      </text:list>
      <text:p text:style-name="P4"/>
      <text:h text:style-name="P20" text:outline-level="1">10. Activité 7 — Jointure de tables</text:h>
      <text:p text:style-name="P9"/>
      <text:p text:style-name="P11">Une seconde table pays (46 pays européens) a été ajoutée à la BDD. La jointure se fait sur datacenter.country = pays.code_pays.</text:p>
      <text:p text:style-name="P21"><text:span text:style-name="T7">▸</text:span> <text:span text:style-name="T8">Requête JOIN : nom complet du pays + nb de DC</text:span></text:p>
      <text:p text:style-name="P12">SELECT p.nom_pays, d.country, COUNT(*) AS nb<text:line-break/>FROM datacenter d<text:line-break/>JOIN pays p ON d.country = p.code_pays<text:line-break/>GROUP BY d.country ORDER BY nb DESC;</text:p>
      <text:p text:style-name="P21"><text:span text:style-name="T7">▸</text:span> <text:span text:style-name="T8">Requête JOIN : moyenne réseaux vs population</text:span></text:p>
      <text:p text:style-name="P18"><text:span text:style-name="T4">SELECT p.nom_pays, COUNT(*) AS nb_dc,<text:line-break/> <text:s text:c="6"/>ROUND(AVG(d.net_count),1) AS moy_reseaux, p.population<text:line-break/>FROM datacenter d<text:line-break/></text:span><text:soft-page-break/><text:span text:style-name="T4">JOIN pays p ON d.country = p.code_pays<text:line-break/>GROUP BY d.country ORDER BY moy_reseaux DESC;</text:span></text:p>
      <text:h text:style-name="P22" text:outline-level="3">Difficultés rencontrées</text:h>
      <text:list text:continue-numbering="true" text:style-name="WWNum1">
        <text:list-item>
          <text:p text:style-name="P13">La table datacenter ne contient que des codes ISO-2 (FR, DE…) → nom complet via JOIN</text:p>
        </text:list-item>
        <text:list-item>
          <text:p text:style-name="P13">Les pays sans datacenter apparaissent avec nb=0 grâce au LEFT JOIN dans carte_par_pays</text:p>
        </text:list-item>
        <text:list-item>
          <text:p text:style-name="P13">Trois nouvelles cartes générées : carte_par_pays.html, carte_fr.html, carte_de.html</text:p>
        </text:list-item>
      </text:list>
      <text:p text:style-name="P4"/>
      <text:h text:style-name="P20" text:outline-level="1">11. Activité 8 — Interface Tkinter</text:h>
      <text:p text:style-name="P9"/>
      <text:p text:style-name="P11">Interface graphique sombre avec statistiques en temps réel, sélecteur de pays, tableaux et génération de cartes.</text:p>
      <text:list text:continue-numbering="true" text:style-name="WWNum1">
        <text:list-item>
          <text:p text:style-name="P13">Panneau gauche : stats globales + sélecteur de pays + 3 boutons de carte</text:p>
        </text:list-item>
        <text:list-item>
          <text:p text:style-name="P13">Onglet 'Datacenters (pays)' : liste des DC du pays sélectionné triés par nb réseaux</text:p>
        </text:list-item>
        <text:list-item>
          <text:p text:style-name="P13">Onglet 'Top 20 (réseaux)' : classement mondial des DC les plus connectés</text:p>
        </text:list-item>
        <text:list-item>
          <text:p text:style-name="P13">Les cartes générées s'ouvrent automatiquement dans le navigateur</text:p>
        </text:list-item>
      </text:list>
      <text:h text:style-name="P22" text:outline-level="3">Difficultés rencontrées</text:h>
      <text:list text:continue-numbering="true" text:style-name="WWNum1">
        <text:list-item>
          <text:p text:style-name="P13">Thème Tkinter gris par défaut → surcharge complète via ttk.Style(theme='clam')</text:p>
        </text:list-item>
        <text:list-item>
          <text:p text:style-name="P13">UI bloquée pendant la génération → self.update() appelé avant le calcul</text:p>
        </text:list-item>
        <text:list-item>
          <text:p text:style-name="P13">Import de jointure.py depuis interface.py → les deux doivent être à la racine</text:p>
        </text:list-item>
      </text:list>
      <text:p text:style-name="P4"/>
      <text:h text:style-name="P20" text:outline-level="1">12. Bonus — Géocodage des adresses manquantes</text:h>
      <text:p text:style-name="P9"/>
      <text:p text:style-name="P11">Au départ, 170 datacenters n'avaient pas de coordonnées GPS. Le script geocode.py les résout via Nominatim (OpenStreetMap).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4">Indicateur</text:p>
          </table:table-cell>
          <table:table-cell table:style-name="Table7.A1" office:value-type="string">
            <text:p text:style-name="P14">Avant</text:p>
          </table:table-cell>
          <table:table-cell table:style-name="Table7.A1" office:value-type="string">
            <text:p text:style-name="P14">Après</text:p>
          </table:table-cell>
        </table:table-row>
        <table:table-row table:style-name="Table7.1">
          <table:table-cell table:style-name="Table7.A2" office:value-type="string">
            <text:p text:style-name="P15">DC sans GPS</text:p>
          </table:table-cell>
          <table:table-cell table:style-name="Table7.A2" office:value-type="string">
            <text:p text:style-name="P15">170</text:p>
          </table:table-cell>
          <table:table-cell table:style-name="Table7.A2" office:value-type="string">
            <text:p text:style-name="P15">2</text:p>
          </table:table-cell>
        </table:table-row>
        <table:table-row table:style-name="Table7.1">
          <table:table-cell table:style-name="Table7.A3" office:value-type="string">
            <text:p text:style-name="P15">DC avec GPS</text:p>
          </table:table-cell>
          <table:table-cell table:style-name="Table7.A3" office:value-type="string">
            <text:p text:style-name="P15">1 830</text:p>
          </table:table-cell>
          <table:table-cell table:style-name="Table7.A3" office:value-type="string">
            <text:p text:style-name="P15">2018</text:p>
          </table:table-cell>
        </table:table-row>
        <table:table-row table:style-name="Table7.1">
          <table:table-cell table:style-name="Table7.A2" office:value-type="string">
            <text:p text:style-name="P15">Taux de localisation</text:p>
          </table:table-cell>
          <table:table-cell table:style-name="Table7.A2" office:value-type="string">
            <text:p text:style-name="P15">91,5 %</text:p>
          </table:table-cell>
          <table:table-cell table:style-name="Table7.A2" office:value-type="string">
            <text:p text:style-name="P15">99.9 %</text:p>
          </table:table-cell>
        </table:table-row>
      </table:table>
      <text:p text:style-name="P4"/>
      <text:p text:style-name="P21"><text:span text:style-name="T7">▸</text:span> <text:span text:style-name="T8">Dry-run (test sans modifier la BDD)</text:span></text:p>
      <text:p text:style-name="P12">python geocode.py --dry-run --limite 10</text:p>
      <text:p text:style-name="P21"><text:span text:style-name="T7">▸</text:span> <text:span text:style-name="T8">Géocodage complet (~4 min pour 170 entrées)</text:span></text:p>
      <text:p text:style-name="P12">python geocode.py</text:p>
      <text:p text:style-name="P21"><text:span text:style-name="T7">▸</text:span> <text:span text:style-name="T8">Fix SSL macOS (certifi)</text:span></text:p>
      <text:p text:style-name="P12">import ssl, certifi, geopy.geocoders<text:line-break/>_ssl_ctx = ssl.create_default_context(cafile=certifi.where())<text:line-break/>geopy.geocoders.options.default_ssl_context = _ssl_ctx</text:p>
      <text:h text:style-name="P23" text:outline-level="3"><text:soft-page-break/><text:span text:style-name="T9">Difficultés rencontrées</text:span></text:h>
      <text:list text:continue-numbering="true" text:style-name="WWNum1">
        <text:list-item>
          <text:p text:style-name="P13">Erreur SSL sur macOS → certificats Python ≠ certificats système → fix avec certifi</text:p>
        </text:list-item>
        <text:list-item>
          <text:p text:style-name="P13">Limite Nominatim : 1 requête/seconde max → délai 1,1 s entre chaque appel</text:p>
        </text:list-item>
        <text:list-item>
          <text:p text:style-name="P13">Stratégie en cascade : adresse complète → code postal + ville → ville + pays</text:p>
        </text:list-item>
      </text:list>
      <text:p text:style-name="P4"/>
      <text:p text:style-name="P4"/>
      <text:h text:style-name="P8" text:outline-level="1">13. Tableau de bord des difficultés</text:h>
      <text:p text:style-name="P9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14">#</text:p>
          </table:table-cell>
          <table:table-cell table:style-name="Table8.A1" office:value-type="string">
            <text:p text:style-name="P14">Activité</text:p>
          </table:table-cell>
          <table:table-cell table:style-name="Table8.A1" office:value-type="string">
            <text:p text:style-name="P14">Problème</text:p>
          </table:table-cell>
          <table:table-cell table:style-name="Table8.A1" office:value-type="string">
            <text:p text:style-name="P14">Solution</text:p>
          </table:table-cell>
        </table:table-row>
        <table:table-row table:style-name="Table8.1">
          <table:table-cell table:style-name="Table8.A2" office:value-type="string">
            <text:p text:style-name="P15">1</text:p>
          </table:table-cell>
          <table:table-cell table:style-name="Table8.A2" office:value-type="string">
            <text:p text:style-name="P15">Acquisition</text:p>
          </table:table-cell>
          <table:table-cell table:style-name="Table8.A2" office:value-type="string">
            <text:p text:style-name="P15">Pas de CSV natif sur PeeringDB</text:p>
          </table:table-cell>
          <table:table-cell table:style-name="Table8.A2" office:value-type="string">
            <text:p text:style-name="P15">Script json_to_csv.py</text:p>
          </table:table-cell>
        </table:table-row>
        <table:table-row table:style-name="Table8.1">
          <table:table-cell table:style-name="Table8.A3" office:value-type="string">
            <text:p text:style-name="P15">2</text:p>
          </table:table-cell>
          <table:table-cell table:style-name="Table8.A3" office:value-type="string">
            <text:p text:style-name="P15">Nettoyage</text:p>
          </table:table-cell>
          <table:table-cell table:style-name="Table8.A3" office:value-type="string">
            <text:p text:style-name="P15">eval() sur nom de colonne (fragile)</text:p>
          </table:table-cell>
          <table:table-cell table:style-name="Table8.A3" office:value-type="string">
            <text:p text:style-name="P15">Conservé ; noté dette technique</text:p>
          </table:table-cell>
        </table:table-row>
        <table:table-row table:style-name="Table8.1">
          <table:table-cell table:style-name="Table8.A2" office:value-type="string">
            <text:p text:style-name="P15">3</text:p>
          </table:table-cell>
          <table:table-cell table:style-name="Table8.A2" office:value-type="string">
            <text:p text:style-name="P15">BDD</text:p>
          </table:table-cell>
          <table:table-cell table:style-name="Table8.A2" office:value-type="string">
            <text:p text:style-name="P15">latitude/longitude en TEXT</text:p>
          </table:table-cell>
          <table:table-cell table:style-name="Table8.A2" office:value-type="string">
            <text:p text:style-name="P15">CAST(... AS REAL) dans les requêtes</text:p>
          </table:table-cell>
        </table:table-row>
        <table:table-row table:style-name="Table8.1">
          <table:table-cell table:style-name="Table8.A3" office:value-type="string">
            <text:p text:style-name="P15">4</text:p>
          </table:table-cell>
          <table:table-cell table:style-name="Table8.A3" office:value-type="string">
            <text:p text:style-name="P15">Carte</text:p>
          </table:table-cell>
          <table:table-cell table:style-name="Table8.A3" office:value-type="string">
            <text:p text:style-name="P15">170 DC sans GPS</text:p>
          </table:table-cell>
          <table:table-cell table:style-name="Table8.A3" office:value-type="string">
            <text:p text:style-name="P15">Script geocode.py (Nominatim)</text:p>
          </table:table-cell>
        </table:table-row>
        <table:table-row table:style-name="Table8.1">
          <table:table-cell table:style-name="Table8.A2" office:value-type="string">
            <text:p text:style-name="P15">5</text:p>
          </table:table-cell>
          <table:table-cell table:style-name="Table8.A2" office:value-type="string">
            <text:p text:style-name="P15">Géocodage</text:p>
          </table:table-cell>
          <table:table-cell table:style-name="Table8.A2" office:value-type="string">
            <text:p text:style-name="P15">Erreur SSL macOS</text:p>
          </table:table-cell>
          <table:table-cell table:style-name="Table8.A2" office:value-type="string">
            <text:p text:style-name="P15">Fix certifi + contexte SSL geopy</text:p>
          </table:table-cell>
        </table:table-row>
        <table:table-row table:style-name="Table8.1">
          <table:table-cell table:style-name="Table8.A3" office:value-type="string">
            <text:p text:style-name="P15">6</text:p>
          </table:table-cell>
          <table:table-cell table:style-name="Table8.A3" office:value-type="string">
            <text:p text:style-name="P15">Carte</text:p>
          </table:table-cell>
          <table:table-cell table:style-name="Table8.A3" office:value-type="string">
            <text:p text:style-name="P15">Icône 'server' invisible</text:p>
          </table:table-cell>
          <table:table-cell table:style-name="Table8.A3" office:value-type="string">
            <text:p text:style-name="P15">prefix='fa' dans folium.Icon()</text:p>
          </table:table-cell>
        </table:table-row>
        <table:table-row table:style-name="Table8.1">
          <table:table-cell table:style-name="Table8.A2" office:value-type="string">
            <text:p text:style-name="P15">7</text:p>
          </table:table-cell>
          <table:table-cell table:style-name="Table8.A2" office:value-type="string">
            <text:p text:style-name="P15">Carte</text:p>
          </table:table-cell>
          <table:table-cell table:style-name="Table8.A2" office:value-type="string">
            <text:p text:style-name="P15">Coords aberrantes (0,0)</text:p>
          </table:table-cell>
          <table:table-cell table:style-name="Table8.A2" office:value-type="string">
            <text:p text:style-name="P15">Filtre BETWEEN -90 AND 90</text:p>
          </table:table-cell>
        </table:table-row>
        <table:table-row table:style-name="Table8.1">
          <table:table-cell table:style-name="Table8.A3" office:value-type="string">
            <text:p text:style-name="P15">8</text:p>
          </table:table-cell>
          <table:table-cell table:style-name="Table8.A3" office:value-type="string">
            <text:p text:style-name="P15">Structure</text:p>
          </table:table-cell>
          <table:table-cell table:style-name="Table8.A3" office:value-type="string">
            <text:p text:style-name="P15">HTML générés à la racine</text:p>
          </table:table-cell>
          <table:table-cell table:style-name="Table8.A3" office:value-type="string">
            <text:p text:style-name="P15">Dossier output/ + os.makedirs</text:p>
          </table:table-cell>
        </table:table-row>
        <table:table-row table:style-name="Table8.1">
          <table:table-cell table:style-name="Table8.A2" office:value-type="string">
            <text:p text:style-name="P15">9</text:p>
          </table:table-cell>
          <table:table-cell table:style-name="Table8.A2" office:value-type="string">
            <text:p text:style-name="P15">Structure</text:p>
          </table:table-cell>
          <table:table-cell table:style-name="Table8.A2" office:value-type="string">
            <text:p text:style-name="P15">Chemins relatifs cassés</text:p>
          </table:table-cell>
          <table:table-cell table:style-name="Table8.A2" office:value-type="string">
            <text:p text:style-name="P15">os.path.join(__file__, ...) partout</text:p>
          </table:table-cell>
        </table:table-row>
        <table:table-row table:style-name="Table8.1">
          <table:table-cell table:style-name="Table8.A3" office:value-type="string">
            <text:p text:style-name="P15">10</text:p>
          </table:table-cell>
          <table:table-cell table:style-name="Table8.A3" office:value-type="string">
            <text:p text:style-name="P15">Interface</text:p>
          </table:table-cell>
          <table:table-cell table:style-name="Table8.A3" office:value-type="string">
            <text:p text:style-name="P15">UI bloquée pendant la carte</text:p>
          </table:table-cell>
          <table:table-cell table:style-name="Table8.A3" office:value-type="string">
            <text:p text:style-name="P15">self.update() avant le calcul</text:p>
          </table:table-cell>
        </table:table-row>
      </table:table>
      <text:p text:style-name="P4"/>
      <text:p text:style-name="P4"/>
      <text:h text:style-name="P8" text:outline-level="1">14. Bilan et perspectives</text:h>
      <text:p text:style-name="P9"/>
      <text:h text:style-name="P10" text:outline-level="2">Ce qui fonctionne</text:h>
      <text:list text:continue-numbering="true" text:style-name="WWNum1">
        <text:list-item>
          <text:p text:style-name="P13">Pipeline complet : JSON brut → CSV propre → SQLite3 (2020 enregistrements)</text:p>
        </text:list-item>
        <text:list-item>
          <text:p text:style-name="P13">15 requêtes SQL documentées (comptages, agrégats, filtres, temps)</text:p>
        </text:list-item>
        <text:list-item>
          <text:p text:style-name="P13">Cartes interactives avec 2018 marqueurs clusterisés</text:p>
        </text:list-item>
        <text:list-item>
          <text:p text:style-name="P13">Taux de localisation GPS : 99.9 % (2 non résolus)</text:p>
        </text:list-item>
        <text:list-item>
          <text:p text:style-name="P13">Interface graphique Tkinter avec génération de cartes à la volée</text:p>
        </text:list-item>
        <text:list-item>
          <text:p text:style-name="P13">Jointure fonctionnelle entre les tables datacenter et pays</text:p>
        </text:list-item>
      </text:list>
      <text:h text:style-name="P10" text:outline-level="2">Perspectives d'amélioration</text:h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14">Amélioration</text:p>
          </table:table-cell>
          <table:table-cell table:style-name="Table9.A1" office:value-type="string">
            <text:p text:style-name="P14">Description</text:p>
          </table:table-cell>
        </table:table-row>
        <table:table-row table:style-name="Table9.1">
          <table:table-cell table:style-name="Table9.A2" office:value-type="string">
            <text:p text:style-name="P15">Heatmap</text:p>
          </table:table-cell>
          <table:table-cell table:style-name="Table9.A2" office:value-type="string">
            <text:p text:style-name="P15">Carte de chaleur proportionnelle au net_count (folium.plugins.HeatMap)</text:p>
          </table:table-cell>
        </table:table-row>
        <table:table-row table:style-name="Table9.1">
          <table:table-cell table:style-name="Table9.A3" office:value-type="string">
            <text:p text:style-name="P15">Filtre net_count</text:p>
          </table:table-cell>
          <table:table-cell table:style-name="Table9.A3" office:value-type="string">
            <text:p text:style-name="P15">Curseur dans l'interface pour filtrer par nb de réseaux connectés</text:p>
          </table:table-cell>
        </table:table-row>
        <table:table-row table:style-name="Table9.1">
          <table:table-cell table:style-name="Table9.A2" office:value-type="string">
            <text:p text:style-name="P15">Mise à jour auto</text:p>
          </table:table-cell>
          <table:table-cell table:style-name="Table9.A2" office:value-type="string">
            <text:p text:style-name="P15">Bouton 'Synchroniser' qui re-télécharge l'API et met à jour la BDD</text:p>
          </table:table-cell>
        </table:table-row>
        <table:table-row table:style-name="Table9.1">
          <table:table-cell table:style-name="Table9.A3" office:value-type="string">
            <text:p text:style-name="P15">Export PDF</text:p>
          </table:table-cell>
          <table:table-cell table:style-name="Table9.A3" office:value-type="string">
            <text:p text:style-name="P15">Génération d'un rapport PDF depuis l'interface</text:p>
          </table:table-cell>
        </table:table-row>
        <table:table-row table:style-name="Table9.1">
          <table:table-cell table:style-name="Table9.A2" office:value-type="string">
            <text:p text:style-name="P15">Recherche</text:p>
          </table:table-cell>
          <table:table-cell table:style-name="Table9.A2" office:value-type="string">
            <text:p text:style-name="P15">Barre de recherche par nom de datacenter dans l'interface</text:p>
          </table:table-cell>
        </table:table-row>
      </table:table>
      <text:p text:style-name="P4"/>
      <text:h text:style-name="P10" text:outline-level="2">Dépendances Python</text:h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14">Package</text:p>
          </table:table-cell>
          <table:table-cell table:style-name="Table10.A1" office:value-type="string">
            <text:p text:style-name="P14">Usage</text:p>
          </table:table-cell>
        </table:table-row>
        <table:table-row table:style-name="Table10.1">
          <table:table-cell table:style-name="Table10.A2" office:value-type="string">
            <text:p text:style-name="P15">pandas</text:p>
          </table:table-cell>
          <table:table-cell table:style-name="Table10.A2" office:value-type="string">
            <text:p text:style-name="P15">Nettoyage du CSV (activité 2)</text:p>
          </table:table-cell>
        </table:table-row>
        <table:table-row table:style-name="Table10.1">
          <table:table-cell table:style-name="Table10.A3" office:value-type="string">
            <text:p text:style-name="P15">folium</text:p>
          </table:table-cell>
          <table:table-cell table:style-name="Table10.A3" office:value-type="string">
            <text:p text:style-name="P15">Génération des cartes HTML (activités 6, 7, 8)</text:p>
          </table:table-cell>
        </table:table-row>
        <table:table-row table:style-name="Table10.1">
          <table:table-cell table:style-name="Table10.A2" office:value-type="string">
            <text:p text:style-name="P15">geopy</text:p>
          </table:table-cell>
          <table:table-cell table:style-name="Table10.A2" office:value-type="string">
            <text:p text:style-name="P15">Géocodage Nominatim (bonus)</text:p>
          </table:table-cell>
        </table:table-row>
        <table:table-row table:style-name="Table10.1">
          <table:table-cell table:style-name="Table10.A3" office:value-type="string">
            <text:p text:style-name="P15">certifi</text:p>
          </table:table-cell>
          <table:table-cell table:style-name="Table10.A3" office:value-type="string">
            <text:p text:style-name="P15">Fix SSL macOS pour geopy</text:p>
          </table:table-cell>
        </table:table-row>
        <table:table-row table:style-name="Table10.1">
          <table:table-cell table:style-name="Table10.A2" office:value-type="string">
            <text:p text:style-name="P15">sqlite3</text:p>
          </table:table-cell>
          <table:table-cell table:style-name="Table10.A2" office:value-type="string">
            <text:p text:style-name="P15">Accès BDD (stdlib Python, toutes activités)</text:p>
          </table:table-cell>
        </table:table-row>
        <table:table-row table:style-name="Table10.1">
          <table:table-cell table:style-name="Table10.A3" office:value-type="string">
            <text:p text:style-name="P15">tkinter</text:p>
          </table:table-cell>
          <table:table-cell table:style-name="Table10.A3" office:value-type="string">
            <text:p text:style-name="P15">Interface graphique (stdlib Python, activité 8)</text:p>
          </table:table-cell>
        </table:table-row>
      </table:table>
      <text:p text:style-name="P4"/>
      <text:p text:style-name="P4"/>
      <text:p text:style-name="P24"><text:span text:style-name="T10">Document </text:span><text:span text:style-name="T11">rédiger</text:span><text:span text:style-name="T10"> le 28 février 202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799cm" fo:margin-right="2.7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7</meta:editing-cycles>
    <meta:creation-date>2013-12-23T23:15:00</meta:creation-date>
    <dc:date>2026-02-28T18:23:56.144837850</dc:date>
    <meta:editing-duration>PT23M16S</meta:editing-duration>
    <meta:generator>LibreOffice/24.8.2.1$MacOSX_AARCH64 LibreOffice_project/0f794b6e29741098670a3b95d60478a65d05ef13</meta:generator>
    <meta:document-statistic meta:table-count="10" meta:image-count="0" meta:object-count="0" meta:page-count="13" meta:paragraph-count="341" meta:word-count="1895" meta:character-count="13038" meta:non-whitespace-character-count="11154"/>
    <meta:user-defined meta:name="AppVersion">14.0000</meta:user-defined>
    <meta:template xlink:type="simple" xlink:actuate="onRequest" xlink:title="Normal.dotm" xlink:href=""/>
  </office:meta>
</office:document-meta>
</file>